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ce13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table:style-name="Default"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on-relation URIs being correctly written into the database with the URI typ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etadata manager distinguishing literals and resourc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y return formats per dissemination servi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short return formats handling (e.g. „gui”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EasyRdf performance (n-triples!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asyrdf</text:p>
          </table:table-cell>
        </table:table-row>
        <table:table-row table:style-name="ro1">
          <table:table-cell table:style-name="Default" office:value-type="string" calcext:value-type="string">
            <text:p>skip mode doesn’t work with automatic version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gest library</text:p>
          </table:table-cell>
        </table:table-row>
        <table:table-row table:style-name="ro1">
          <table:table-cell table:style-name="Default" office:value-type="string" calcext:value-type="string">
            <text:p>passing id between resources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  <table:database-ranges>
        <table:database-range table:name="__Anonymous_Sheet_DB__1" table:target-range-address="TODO.A1:TODO.C37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7:00:30.17393847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eusz Żółtak</meta:initial-creator>
    <meta:creation-date>2019-07-23T22:28:15.221038071</meta:creation-date>
    <meta:generator>LibreOffice/6.3.2.2$Linux_X86_64 LibreOffice_project/30$Build-2</meta:generator>
    <dc:date>2019-11-13T18:51:26.983818147</dc:date>
    <dc:creator>Mateusz Żółtak</dc:creator>
    <meta:editing-duration>P11DT5H34M17S</meta:editing-duration>
    <meta:editing-cycles>74</meta:editing-cycles>
    <meta:document-statistic meta:table-count="2" meta:cell-count="188" meta:object-count="0"/>
  </office:meta>
</office:document-meta>
</file>